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47cm" fo:min-width="20.099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7.5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1.3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135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0.639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ed1c24" draw:textarea-horizontal-align="justify" draw:textarea-vertical-align="middle" draw:auto-grow-height="false" fo:min-height="0.104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874cm" fo:min-width="0.624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599cm" svg:height="4.597cm" svg:x="1.002cm" svg:y="1.00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8cm" svg:height="3.6cm" svg:x="1.254cm" svg:y="1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6cm" svg:height="1.6cm" svg:x="1.954cm" svg:y="2.491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001cm" svg:height="0.001cm" svg:x="16.368cm" svg:y="13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0.599cm" svg:height="4.597cm" svg:x="1.002cm" svg:y="6.0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cm" svg:height="2cm" svg:x="2.524cm" svg:y="7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6cm" svg:height="0.06cm" svg:x="3.494cm" svg:y="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measurelines" svg:width="2cm" svg:height="2cm" svg:x="6.334cm" svg:y="7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6cm" svg:height="0.06cm" svg:x="7.304cm" svg:y="8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measurelines" svg:width="2cm" svg:height="2cm" svg:x="10.144cm" svg:y="7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6cm" svg:height="0.06cm" svg:x="11.114cm" svg:y="8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measurelines" svg:width="2cm" svg:height="2cm" svg:x="13.954cm" svg:y="7.3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6cm" svg:height="0.06cm" svg:x="14.924cm" svg:y="8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measurelines" svg:width="0.635cm" svg:height="1.27cm" svg:x="10.638cm" svg:y="3.79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1" draw:layer="measurelines" svg:width="1.27cm" svg:height="1.27cm" svg:x="10.317cm" svg:y="3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svg:x="10.939cm" svg:y="4.4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3" draw:layer="measurelines" svg:width="0.635cm" svg:height="0.635cm" svg:x="10.632cm" svg:y="4.1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" draw:layer="measurelines" svg:width="0.019cm" svg:height="0.019cm" svg:x="10.943cm" svg:y="4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3" draw:layer="measurelines" svg:width="0.254cm" svg:height="0.889cm" svg:x="10.825cm" svg:y="3.66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1" draw:layer="measurelines" svg:width="1.27cm" svg:height="1.27cm" draw:transform="rotate (1.5707963267949) translate (10.317cm 3.0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0.939cm 2.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2" draw:layer="measurelines" svg:width="0.635cm" svg:height="0.635cm" draw:transform="rotate (1.5707963267949) translate (10.63cm 2.7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" draw:layer="measurelines" svg:width="0.019cm" svg:height="0.019cm" draw:transform="rotate (1.5707963267949) translate (10.941cm 2.4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7" draw:text-style-name="P1" draw:layer="measurelines" svg:width="1.27cm" svg:height="1.27cm" draw:transform="rotate (1.5707963267949) translate (12.476cm 3.0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3.098cm 2.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2" draw:layer="measurelines" svg:width="0.635cm" svg:height="0.635cm" draw:transform="rotate (1.5707963267949) translate (12.789cm 2.7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" draw:layer="measurelines" svg:width="0.019cm" svg:height="0.019cm" draw:transform="rotate (1.5707963267949) translate (13.1cm 2.4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7" draw:text-style-name="P1" draw:layer="measurelines" svg:width="1.27cm" svg:height="1.27cm" draw:transform="rotate (1.5707963267949) translate (12.477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3.099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2" draw:layer="measurelines" svg:width="0.635cm" svg:height="0.635cm" draw:transform="rotate (1.5707963267949) translate (12.79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" draw:layer="measurelines" svg:width="0.019cm" svg:height="0.019cm" draw:transform="rotate (1.5707963267949) translate (13.101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7" draw:text-style-name="P1" draw:layer="measurelines" svg:width="1.27cm" svg:height="1.27cm" draw:transform="rotate (1.5707963267949) translate (17.148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7.77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2" draw:layer="measurelines" svg:width="0.635cm" svg:height="0.635cm" draw:transform="rotate (1.5707963267949) translate (17.461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" draw:layer="measurelines" svg:width="0.019cm" svg:height="0.019cm" draw:transform="rotate (1.5707963267949) translate (17.772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7" draw:text-style-name="P1" draw:layer="measurelines" svg:width="1.27cm" svg:height="1.27cm" draw:transform="rotate (1.5707963267949) translate (15.116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5.738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2" draw:layer="measurelines" svg:width="0.635cm" svg:height="0.635cm" draw:transform="rotate (1.5707963267949) translate (15.429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" draw:layer="measurelines" svg:width="0.019cm" svg:height="0.019cm" draw:transform="rotate (1.5707963267949) translate (15.74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7" draw:text-style-name="P1" draw:layer="measurelines" svg:width="1.27cm" svg:height="1.27cm" draw:transform="rotate (1.5707963267949) translate (19.18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9.802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2" draw:layer="measurelines" svg:width="0.635cm" svg:height="0.635cm" draw:transform="rotate (1.5707963267949) translate (19.493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" draw:layer="measurelines" svg:width="0.019cm" svg:height="0.019cm" draw:transform="rotate (1.5707963267949) translate (19.804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3" draw:text-style-name="P4" draw:layer="measurelines" svg:width="0.5cm" svg:height="0.5cm" svg:x="15.47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measurelines" svg:width="0.5cm" svg:height="0.5cm" svg:x="17.51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measurelines" svg:width="0.5cm" svg:height="0.5cm" svg:x="19.542cm" svg:y="2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1" draw:layer="measurelines" svg:width="1.588cm" svg:height="1.588cm" svg:x="18.653cm" svg:y="8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48cm" svg:height="0.048cm" svg:x="19.423cm" svg:y="9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" draw:layer="measurelines" svg:width="1.778cm" svg:height="1.016cm" svg:x="18.626cm" svg:y="6.7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8T13:13:49.642875600</meta:creation-date>
    <dc:date>2022-03-28T21:59:11.539068325</dc:date>
    <meta:editing-duration>P45DT13H54M11S</meta:editing-duration>
    <meta:editing-cycles>74</meta:editing-cycles>
    <meta:generator>LibreOffice/6.4.7.2$Linux_X86_64 LibreOffice_project/40$Build-2</meta:generator>
    <dc:creator>Rob French</dc:creator>
    <meta:document-statistic meta:object-count="76"/>
  </office:meta>
</office:document-meta>
</file>